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nci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lip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raser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 style:data-style-name="N2" text:time-value="11:16:48.6739925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1:06:05.747418105</meta:creation-date>
    <dc:date>2025-04-30T11:16:58.398909205</dc:date>
    <meta:editing-duration>PT1M33S</meta:editing-duration>
    <meta:editing-cycles>2</meta:editing-cycles>
    <meta:generator>LibreOffice/7.1.8.1$Linux_X86_64 LibreOffice_project/10$Build-1</meta:generator>
    <meta:document-statistic meta:table-count="1" meta:cell-count="10" meta:object-count="0"/>
  </office:meta>
</office:document-meta>
</file>